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.318cm" fo:margin-right="0cm" fo:text-indent="0cm" style:auto-text-indent="false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2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style:font-weight-asian="bold" style:font-name-complex="Arial2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2"/>
    </style:style>
    <style:style style:name="P8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  <style:text-properties style:font-name="Arial Narrow" fo:font-size="18pt" fo:language="en" fo:country="GB" style:font-size-asian="18pt" style:font-name-complex="Arial2" style:font-size-complex="18pt"/>
    </style:style>
    <style:style style:name="P9" style:family="paragraph" style:parent-style-name="Standard">
      <style:paragraph-properties fo:margin-left="0.319cm" fo:margin-right="0cm" fo:text-indent="0cm" style:auto-text-indent="false"/>
    </style:style>
    <style:style style:name="P10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/>
    </style:style>
    <style:style style:name="P11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 style:font-size-complex="14pt"/>
    </style:style>
    <style:style style:name="P12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13" style:family="paragraph" style:parent-style-name="Standard" style:list-style-name="">
      <style:paragraph-properties fo:margin-left="0.319cm" fo:margin-right="0cm" fo:text-indent="0cm" style:auto-text-indent="false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1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2"/>
    </style:style>
    <style:style style:name="P1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style:font-weight-asian="bold" style:font-name-complex="Arial2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2"/>
    </style:style>
    <style:style style:name="P19" style:family="paragraph" style:parent-style-name="Standard">
      <style:paragraph-properties fo:margin-left="1.249cm" fo:margin-right="0cm" fo:text-indent="0cm" style:auto-text-indent="false"/>
    </style:style>
    <style:style style:name="P20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21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</style:style>
    <style:style style:name="P23" style:family="paragraph" style:parent-style-name="Standard">
      <style:paragraph-properties fo:margin-left="0.318cm" fo:margin-right="0cm" fo:text-indent="0.318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</style:style>
    <style:style style:name="P25" style:family="paragraph" style:parent-style-name="Standard">
      <style:paragraph-properties fo:margin-left="4.128cm" fo:margin-right="0cm" fo:text-indent="0.318cm" style:auto-text-indent="false">
        <style:tab-stops>
          <style:tab-stop style:position="12.767cm"/>
        </style:tab-stops>
      </style:paragraph-properties>
    </style:style>
    <style:style style:name="P26" style:family="paragraph" style:parent-style-name="Standard">
      <style:paragraph-properties fo:margin-left="4.128cm" fo:margin-right="0cm" fo:text-indent="0.318cm" style:auto-text-indent="false"/>
      <style:text-properties style:font-name="Arial Narrow" style:font-name-complex="Arial2"/>
    </style:style>
    <style:style style:name="T1" style:family="text">
      <style:text-properties style:font-name="Arial Narrow" fo:font-size="18pt" fo:language="en" fo:country="GB" style:font-size-asian="18pt" style:font-name-complex="Arial2" style:font-size-complex="18pt"/>
    </style:style>
    <style:style style:name="T2" style:family="text">
      <style:text-properties style:font-name="Arial Narrow" fo:font-size="14pt" style:font-size-asian="14pt" style:font-name-complex="Arial2" style:font-size-complex="14pt"/>
    </style:style>
    <style:style style:name="T3" style:family="text">
      <style:text-properties style:font-name="Arial Narrow" fo:font-size="14pt" fo:language="en" fo:country="GB" style:font-size-asian="14pt" style:font-name-complex="Arial2" style:font-size-complex="14pt"/>
    </style:style>
    <style:style style:name="T4" style:family="text">
      <style:text-properties style:font-name="Arial Narrow" fo:font-size="14pt" fo:font-weight="bold" style:font-size-asian="14pt" style:font-weight-asian="bold" style:font-name-complex="Arial2" style:font-size-complex="14pt"/>
    </style:style>
    <style:style style:name="T5" style:family="text">
      <style:text-properties style:font-name="Arial Narrow" style:font-name-complex="Arial2"/>
    </style:style>
    <style:style style:name="T6" style:family="text">
      <style:text-properties style:font-name="Arial Narrow" style:font-name-complex="Arial Narrow"/>
    </style:style>
    <style:style style:name="T7" style:family="text">
      <style:text-properties style:font-name="Arial Narrow" style:font-name-asian="Arial Narrow" style:font-name-complex="Arial Narrow"/>
    </style:style>
    <style:style style:name="T8" style:family="text">
      <style:text-properties style:font-name="Arial Narrow" fo:font-weight="bold" style:font-weight-asian="bold" style:font-name-complex="Arial2"/>
    </style:style>
    <style:style style:name="T9" style:family="text">
      <style:text-properties style:font-name="Arial Narrow" fo:language="en" fo:country="GB" style:font-name-complex="Arial2"/>
    </style:style>
    <style:style style:name="T10" style:family="text">
      <style:text-properties style:font-name="Arial Narrow" style:text-underline-style="solid" style:text-underline-width="auto" style:text-underline-color="font-color" style:font-name-complex="Arial2"/>
    </style:style>
    <style:style style:name="T11" style:family="text">
      <style:text-properties style:font-name-complex="Arial2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00" loext:opacity="100%" style:font-name="Arial Narrow" style:font-name-complex="Arial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anuale operativo display</text:h>
      <text:p text:style-name="P2"><text:span text:style-name="T3">Per TSDZ2 open source firmware v20.1C </text:span></text:p>
      <text:p text:style-name="P2"><text:span text:style-name="T2">versione modificata della 20 beta 1 (C)</text:span></text:p>
      <text:p text:style-name="P3">adattata ai display originali VLCD5 – VLCD6 – XH18</text:p>
      <text:p text:style-name="P3"/>
      <text:p text:style-name="P9"><text:span text:style-name="T5">Prima di utilizzare il display e la bici, leggere attentamente il manuale e la guida al configuratore parametri.</text:span></text:p>
      <text:p text:style-name="P2"><text:span text:style-name="T5">Consultare le leggi del proprio paese relative alla circolazione stradale con biciclette a pedalata assistita.</text:span></text:p>
      <text:p text:style-name="P15">Il funzionamento di base dei display rimane quello originale.</text:p>
      <text:p text:style-name="P2"><text:span text:style-name="T5">Di seguito non si farà mai riferimento al nome del tasto utilizzato ma alla funzione richiamata, questo perché sui vari display, le funzioni sono richiamate da tasti diversi.</text:span></text:p>
      <text:p text:style-name="P14"><text:span text:style-name="T5">In particolare si useranno: <text:s/>“luci” <text:tab/><text:tab/>- VLCD5 e XH18, tasto accensione on/off.</text:span></text:p>
      <text:p text:style-name="P9"><text:span text:style-name="T5"><text:tab/><text:tab/><text:tab/><text:tab/><text:tab/><text:tab/>- VLCD6, tasto (-) 2 secondi.</text:span></text:p>
      <text:p text:style-name="P14"><text:span text:style-name="T5"><text:tab/><text:tab/><text:tab/> <text:s text:c="7"/>“walk assist” <text:tab/>- VLCD5, tasto (-) 3 secondi.</text:span></text:p>
      <text:p text:style-name="P2"><text:span text:style-name="T5"><text:tab/><text:tab/><text:tab/><text:tab/><text:tab/><text:tab/>- VLCD6, tasto (+) 2 secondi.</text:span></text:p>
      <text:p text:style-name="P19"><text:span text:style-name="T5"><text:tab/><text:tab/><text:tab/><text:tab/><text:tab/>- XH18, manopola “Giu” 5 secondi.</text:span></text:p>
      <text:p text:style-name="P20"><text:span text:style-name="T7"><text:s text:c="7"/></text:span><text:span text:style-name="T5">“cambio livello” <text:tab/>- VLCD5 e VLCD6, tasti (+) o (-).</text:span></text:p>
      <text:p text:style-name="P19"><text:span text:style-name="T5"><text:tab/><text:tab/><text:tab/><text:tab/><text:tab/>- XH18, manopola “Su” o “Giu”.</text:span></text:p>
      <text:p text:style-name="P14"><text:span text:style-name="T5">Il tasto luci rimane sempre attivo per accendere e spegnere le luci se premuto una sola volta.</text:span></text:p>
      <text:p text:style-name="P2"><text:span text:style-name="T5">Le funzionalità aggiuntive sono richiamabili con una combinazione del tasto luci, premuto due volte consecutive (on/off) e del livello selezionato.</text:span></text:p>
      <text:p text:style-name="P14"><text:span text:style-name="T5">Sono previste due modalità di utilizzo del display, visualizzazione dati e impostazione parametri.</text:span></text:p>
      <text:p text:style-name="P2"><text:span text:style-name="T5">La funzione per visualizzare i dati è “Auto display data” (default abilitata), quella per impostare parametri è “Set parameters” (default disabilitata). Possono essere abilitate o disabilitate contemporaneamente.</text:span></text:p>
      <text:p text:style-name="P2"><text:span text:style-name="T5">I valori di default sono modificabili nel configuratore, oppure a display salvando la configurazione in eeprom.</text:span></text:p>
      <text:p text:style-name="P6"/>
      <text:p text:style-name="P4">VISUALIZZAZIONE DATI</text:p>
      <text:p text:style-name="P14"><text:span text:style-name="T5">Con questa funzione è possibile visualizzare a display, dati inerenti il funzionamento del motore TSDZ2.</text:span></text:p>
      <text:p text:style-name="P2"><text:span text:style-name="T5">I dati sono visualizzati nel campo della velocità, con valori compresi tra 3.0 e 99.9, valori inferiori vengono ignorati, questo è un limite dei display.</text:span></text:p>
      <text:p text:style-name="P2"><text:span text:style-name="T5">Per una migliore risoluzione dei dati, impostare il diametro della ruota, solo a display, al massimo disponibile.</text:span></text:p>
      <text:p text:style-name="P2"><text:span text:style-name="T5">La visualizzazione dei dati è attiva a tutti i livelli di marcia (da 1 a 4, ECO – TOUR – SPORT - TURBO)</text:span></text:p>
      <text:p text:style-name="P5">Il livello 0 – OFF è riservato alle funzioni del display.</text:p>
      <text:p text:style-name="P14"><text:span text:style-name="T5">Utilizzo. All’accensione delle luci, i dati sono visualizzati automaticamente in sequenza, per il tempo impostato di ogni singolo dato, poi le luci possono essere spente o lasciate accese.</text:span></text:p>
      <text:p text:style-name="P5">Il tipo di dati, il numero di dati, l’ordine della sequenza e i tempi di visualizzazione di ogni singolo dato, si impostano nel configuratore.</text:p>
      <text:p text:style-name="P10">Di default è prevista la visualizzazione di due dati, 1 - percentuale residua batteria, 2 - tensione batteria, per un tempo di 5 secondi ognuno.</text:p>
      <text:p text:style-name="P14"><text:span text:style-name="T5">Se la funzione “Set parameters” è abilitata, viene prima visualizzato il codice e lo stato del parametro selezionato per 5 secondi, poi la sequenza di dati.</text:span></text:p>
      <text:p text:style-name="P9"><text:span text:style-name="T5">Se il tempo di un dato è impostando a zero, la visualizzazione di quel dato è continua, senza limite di tempo.</text:span></text:p>
      <text:p text:style-name="P2"><text:span text:style-name="T5">E’ possibile interrompere la sequenza di visualizzazione spegnendo le luci.</text:span></text:p>
      <text:p text:style-name="P2"><text:span text:style-name="T5">Cambiando livello prima della fine del tempo si passa al dato successivo, fino all’ultimo della sequenza.</text:span></text:p>
      <text:p text:style-name="P2"><text:span text:style-name="T5">Se le luci sono già accese, per ripetere la visualizzazione, basta spegnerle e riaccenderle.</text:span></text:p>
      <text:p text:style-name="P14"><text:span text:style-name="T5">Attenzione, il display interpreta sempre i dati ricevuti come una velocità e di conseguenza incrementa il contachilometri, anche a bici ferma.</text:span></text:p>
      <text:p text:style-name="P2"><text:span text:style-name="T5">Abilitando nel configuratore “Odometer compensation” (default disabilitato), si possono recuperare i chilometri aggiunti e non percorsi, durante questa operazione la velocità visualizzata in marcia rimane a zero fino al pareggio dei chilometri.</text:span></text:p>
      <text:p text:style-name="P14"><text:soft-page-break/><text:span text:style-name="T5">All’accensione del display viene visualizzato per 5 secondi un dato scelto nel configuratore.</text:span></text:p>
      <text:p text:style-name="P9"><text:span text:style-name="T5">Disponibili: None = nessun dato, Soc % = percentuale residua batteria (default), Volts = tensione batteria.</text:span></text:p>
      <text:p text:style-name="P10">Il dato visualizzato, serve anche come riferimento per il tempo di attesa prima di mettere i piedi sui pedali.</text:p>
      <text:p text:style-name="P11"/>
      <text:p text:style-name="P12">IMPOSTAZIONE PARAMETRI – FUNZIONI</text:p>
      <text:p text:style-name="P14"><text:span text:style-name="T5">La gestione dei parametri è organizzata come un menu, dove i 5 livelli sono le voci principali e per ogni livello 3 voci secondarie.</text:span></text:p>
      <text:p text:style-name="P10">Per modificare i parametri deve essere abilitata la funzione “Set parameters” (default disabilitata).</text:p>
      <text:p text:style-name="P14"><text:span text:style-name="T5">Utilizzo. Scegliere il livello (voce del menu principale), alla prima pressione del tasto luci (on) viene visualizzato un codice, che abbinato al livello selezionato, identifica il parametro da modificare.</text:span></text:p>
      <text:p text:style-name="P2"><text:span text:style-name="T5">Premendo il tasto luci <text:s/>una seconda volta (off) entro 5 secondi, si conferma la modifica e il codice lampeggia.</text:span></text:p>
      <text:p text:style-name="P2"><text:span text:style-name="T5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span></text:p>
      <text:p text:style-name="P14"><text:span text:style-name="T5">I codici dei menu secondari sono in sequenza E02, E03, E04.</text:span></text:p>
      <text:p text:style-name="P2"><text:span text:style-name="T5">Attenzione, nella sequenza dei menu secondari <text:s/>solo l’ultimo parametro impostato rimane confermato.</text:span></text:p>
      <text:p text:style-name="P5">Attenzione, non confondere i codici di errore con quelli dei parametri, questi ultimi sono sempre visualizzati volontariamente con una pressione del tasto luci. I codici di errore sono visualizzati automaticamente.</text:p>
      <text:p text:style-name="P5">Anche in presenza di un errore è possibile accedere all’impostazione dei parametri.</text:p>
      <text:p text:style-name="P5">Terminata l’operazione ritorna il codice errore se ancora presente.</text:p>
      <text:p text:style-name="P14"><text:span text:style-name="T5">La funzione “Set parameters” si abilita/disabilita a livello 0-OFF impostando E02 - SET PARAMETER, tasto luci 2 volte (on/off) fino a E02 lampeggiante.</text:span></text:p>
      <text:p text:style-name="P2"><text:span text:style-name="T5">Ora si può modificare l’impostazione degli altri parametri come da menu elencato più avanti.</text:span></text:p>
      <text:p text:style-name="P5">E' un passaggio in più, ma anche una sicurezza contro modifiche involontarie.</text:p>
      <text:p text:style-name="P2"><text:span text:style-name="T5">Scegliere il livello del menu desiderato e il parametro da modificare seguendo la procedura descritta.</text:span></text:p>
      <text:p text:style-name="P14"><text:span text:style-name="T5">Durante la modifica di un parametro, oltre al codice per identificarlo, viene visualizzato anche lo stato del parametro stesso.</text:span></text:p>
      <text:p text:style-name="P2"><text:span text:style-name="T5">Alla prima pressione del tasto luci (on) lo stato corrente, alla seconda (off) con codice lampeggiante il nuovo <text:s/>stato modificato.</text:span></text:p>
      <text:p text:style-name="P2"><text:span text:style-name="T5">Con XH18, codice e stato sono in due campi differenti e quindi sono visualizzati contemporaneamente.</text:span></text:p>
      <text:p text:style-name="P5">Con VLCD5/6, codice e stato si alternano in quanto visualizzati nello stesso campo della velocità.</text:p>
      <text:p text:style-name="P2"><text:span text:style-name="T5">I parametri si abilitano e disabilitano sempre nella stessa posizione di menu, lo stato è indicato dal <text:s/>primo numero a sinistra nel campo della velocità, 1=enable 0=disable.</text:span></text:p>
      <text:p text:style-name="P2"><text:span text:style-name="T5">Le modalità di assistenza sono identificabili con un numero da 1 a 6 come elencato più avanti.</text:span></text:p>
      <text:p text:style-name="P5">La configurazione delle luci con un numero da 0 a 8 in funzione delle scelte fatte nel configuratore.</text:p>
      <text:p text:style-name="P14"><text:span text:style-name="T5">Le voci dei menu sono in ordine di priorità, al primo posto quelle verosimilmente più usate.</text:span></text:p>
      <text:p text:style-name="P5">Non è previsto un comando per il ritorno ai valori di default, se necessario, basta spegnere e riaccendere.</text:p>
      <text:p text:style-name="P14"><text:span text:style-name="T5">La funzione “Auto display data” si abilita/disabilita a livello 0-OFF impostando E03 – AUTO DISPLAY DATA, tasto luci 2 + 2 volte fino a E03 lampeggiante.</text:span></text:p>
      <text:p text:style-name="P2"><text:span text:style-name="T5">E' possibile salvare le impostazioni correnti come default, a livello 0-OFF, impostare E04-SAVE DEFAULT, tasto luci 2 + 2 + 2 volte fino a E04 lampeggiante.</text:span></text:p>
      <text:p text:style-name="P15">Procedura per il reset manuale della percentuale residua batteria.</text:p>
      <text:p text:style-name="P2"><text:span text:style-name="T5">Selezionare il livello 4-TURBO e premere il tasto luci 2 volte (on/off) entro 5 secondi dall’accensione.</text:span></text:p>
      <text:p text:style-name="P2"><text:span text:style-name="T5">Alla prima pressione (on) viene visualizzata la percentuale precedentemente memorizzata, alla seconda pressione (off) la percentuale reale, calcolata con i valori di tensione usati per le tacche.</text:span></text:p>
      <text:p text:style-name="P5">Utile quando si mette una batteria non completamente carica o alla prima accensione dopo il caricamento del programma.</text:p>
      <text:p text:style-name="P2"><text:span text:style-name="T5">A batteria completamente carica, il reset al 99,9% è automatico.</text:span></text:p>
      <text:p text:style-name="P5"/>
      <text:p text:style-name="P2"><text:span text:style-name="T8">Descrizione delle voci del menu e valori dei livelli di assistenza di default:</text:span></text:p>
      <text:p text:style-name="P14"><text:span text:style-name="T5">LEVEL 0 - OFF <text:s text:c="3"/>-&gt;<text:tab/>DISPLAY FUNCTION<text:tab/>funzioni del display e salvataggio impostazioni</text:span></text:p>
      <text:p text:style-name="P14"><text:soft-page-break/><text:span text:style-name="T5"><text:tab/></text:span><text:span text:style-name="T9">E02<text:tab/>- SET PARAMETER<text:tab/><text:tab/>enable (1) / disable (0)</text:span></text:p>
      <text:p text:style-name="P14"><text:span text:style-name="T9"><text:tab/>E03 <text:tab/>- AUTO DISPLAY DATA<text:tab/>enable (1) / disable (0)</text:span></text:p>
      <text:p text:style-name="P14"><text:span text:style-name="T9"><text:tab/></text:span><text:span text:style-name="T5">E04 <text:tab/>- SAVE DEFAULT<text:tab/><text:tab/>per salvare le impostazioni correnti (diventano di default)</text:span></text:p>
      <text:p text:style-name="P5"/>
      <text:p text:style-name="P2"><text:span text:style-name="T5">LEVEL 1 - ECO <text:s text:c="3"/>-&gt;<text:tab/>MOTOR FUNCTION<text:tab/>funzioni strada e motore</text:span></text:p>
      <text:p text:style-name="P14"><text:span text:style-name="T5"><text:tab/></text:span><text:span text:style-name="T9">E02 <text:tab/>- STREET MODE<text:tab/><text:tab/>enable (1) / disable (0)</text:span></text:p>
      <text:p text:style-name="P14"><text:span text:style-name="T9"><text:tab/>E03 <text:tab/>- STARTUP BOOST<text:tab/><text:tab/>enable (1) / disable (0)</text:span></text:p>
      <text:p text:style-name="P21"><text:span text:style-name="T5">E04 <text:tab/>- TORQUE SENSOR ADV.<text:tab/>enable (1) / disable (0) e calibrazione torque sensor</text:span></text:p>
      <text:p text:style-name="P5"/>
      <text:p text:style-name="P2"><text:span text:style-name="T5">LEVEL 2 - TOUR <text:s/>-&gt; <text:s/><text:tab/>ASSIST MODE 1<text:tab/>Cambio modalità di assistenza 1</text:span></text:p>
      <text:p text:style-name="P14"><text:span text:style-name="T5"><text:tab/></text:span><text:span text:style-name="T9">E02 <text:s text:c="3"/>1<text:tab/>- POWER ASSIST<text:tab/>ECO-50 <text:s text:c="2"/>TOUR-100 <text:s/>SPORT-180 <text:s text:c="2"/>TURBO-280<text:tab/> (30-500%)</text:span></text:p>
      <text:p text:style-name="P14"><text:span text:style-name="T9"><text:tab/></text:span><text:span text:style-name="T5">E03 <text:s text:c="3"/>2<text:tab/>- TORQUE ASSIST<text:tab/>ECO-50 <text:s text:c="2"/>TOUR-80 <text:s text:c="3"/>SPORT-110 <text:s text:c="2"/>TURBO-140<text:tab/> (fino 254)</text:span></text:p>
      <text:p text:style-name="P14"><text:span text:style-name="T5"><text:tab/>E04 <text:s text:c="3"/>3<text:tab/>- CADENCE ASSIST<text:tab/>ECO-50 <text:s text:c="2"/>TOUR-85 <text:s text:c="3"/>SPORT-120 <text:s text:c="2"/>TURBO-160<text:tab/> (fino 254)</text:span></text:p>
      <text:p text:style-name="P5"/>
      <text:p text:style-name="P2"><text:span text:style-name="T5">LEVEL 3 - SPORT -&gt; <text:tab/>ASSIST MODE 2<text:tab/>Cambio modalità di assistenza 2</text:span></text:p>
      <text:p text:style-name="P14"><text:span text:style-name="T5"><text:tab/></text:span><text:span text:style-name="T9">E02 <text:s text:c="3"/>4<text:tab/>- EMTB ASSIST<text:tab/>ECO-6 <text:s text:c="4"/>TOUR-8 <text:s text:c="4"/>SPORT-10 <text:s text:c="2"/>TURBO-12<text:tab/>(1-20)</text:span></text:p>
      <text:p text:style-name="P14"><text:span text:style-name="T9"><text:tab/></text:span><text:span text:style-name="T5">E03 <text:s text:c="3"/>5<text:tab/>- HYBRID ASSIST<text:tab/>Valori combinati di POWER e TORQUE</text:span></text:p>
      <text:p text:style-name="P14"><text:span text:style-name="T5"><text:tab/></text:span><text:span text:style-name="T9">E04 <text:s text:c="3"/>6<text:tab/>- CRUISE MODE<text:tab/>ECO-15 <text:s text:c="2"/>TOUR-18 <text:s text:c="2"/>SPORT-21 <text:s text:c="2"/>TURBO-24<text:tab/>(km/h)</text:span></text:p>
      <text:p text:style-name="P7"/>
      <text:p text:style-name="P2"><text:span text:style-name="T9">LEVEL 4 - TURBO <text:s/>-&gt; <text:s/>LIGHTS MODE<text:tab/><text:tab/>Configurazione luci</text:span></text:p>
      <text:p text:style-name="P14"><text:span text:style-name="T9"><text:tab/>E02 <text:s text:c="3"/>1<text:tab/>- LIGHTS FLASHING<text:tab/><text:tab/><text:tab/>Lights ON (0) / Lights FLASHING (1)</text:span></text:p>
      <text:p text:style-name="P14"><text:span text:style-name="T9"><text:tab/>E03 <text:s text:c="3"/>6<text:tab/>- LIGHTS ON &amp; BRAKE FLASHING <text:s/>or <text:tab/>ASSIST WITHOUT PEDALIG ROTATION (0 / 1)</text:span></text:p>
      <text:p text:style-name="P14"><text:span text:style-name="T9"><text:tab/>E04 <text:s text:c="3"/>7<text:tab/>- LIGHTS FLASHING &amp; BRAKE ON <text:s/>or <text:s/>ASSIST WITH SENSORS ERROR (0 / 1)</text:span></text:p>
      <text:p text:style-name="P16"/>
      <text:p text:style-name="P9"><text:span text:style-name="T8">Scelta modalità di assistenza</text:span></text:p>
      <text:p text:style-name="P14"><text:span text:style-name="T5">Sono disponibili 6 modalità di assistenza, scegliere quella preferita.</text:span></text:p>
      <text:p text:style-name="P14"><text:span text:style-name="T5">1 - POWER ASSIST <text:s text:c="2"/><text:tab/>assistenza proporzionale alla potenza sui pedali</text:span></text:p>
      <text:p text:style-name="P2"><text:span text:style-name="T5">2 - TORQUE ASSIST <text:s/><text:tab/>assistenza proporzionale alla coppia sui pedali</text:span></text:p>
      <text:p text:style-name="P2"><text:span text:style-name="T5">3 - CADENCE ASSIST<text:tab/>assistenza subordinata al movimento dei pedali</text:span></text:p>
      <text:p text:style-name="P2"><text:span text:style-name="T5">4 - EMTB ASSIST <text:s text:c="3"/><text:tab/><text:tab/>assistenza con percentuale progressiva della coppia sui pedali</text:span></text:p>
      <text:p text:style-name="P2"><text:span text:style-name="T5">5 - HYBRID ASSIST<text:tab/><text:tab/>assistenza combinata power + torque</text:span></text:p>
      <text:p text:style-name="P2"><text:span text:style-name="T5">6 - CRUISE MODE<text:tab/><text:tab/>assistenza con controllo della velocità.</text:span></text:p>
      <text:p text:style-name="P14"><text:span text:style-name="T5">In ogni modalità, sono previsti 4 livelli di assistenza ECO – TOUR – SPORT – TURBO.</text:span></text:p>
      <text:p text:style-name="P9"><text:span text:style-name="T5">I valori di assistenza per ogni livello e per ogni modalità sono modificabili nel configuratore.</text:span></text:p>
      <text:p text:style-name="P10">A livello 0-OFF il motore è fermo.</text:p>
      <text:p text:style-name="P10">La modalità di assistenza si imposta a livello 2 o a livello 3, come indicato nella tabella precedente, premendo il tasto luci 2 volte (on/off) per ogni posizione (E02 - E03 - E04).</text:p>
      <text:p text:style-name="P2"><text:span text:style-name="T5">La modalità di assistenza all’accensione (di default “Power assist”), è modificabile nel configuratore, oppure a display salvando in eeprom la configurazione corrente.</text:span></text:p>
      <text:p text:style-name="P17">Modalità di assistenza WALK ASSIST</text:p>
      <text:p text:style-name="P14"><text:span text:style-name="T5">Da utilizzare quando è necessaria un’assistenza per spingere la bici a piedi fino a 6 km/h.</text:span></text:p>
      <text:p text:style-name="P5">Attivabile col pulsante dedicato, consultare il manuale del proprio display.</text:p>
      <text:p text:style-name="P2"><text:span text:style-name="T5">Sono previsti 4 livelli di assistenza ECO – TOUR – SPORT – TURBO.</text:span></text:p>
      <text:p text:style-name="P2"><text:span text:style-name="T5">I valori di assistenza sono modificabili nel configuratore.</text:span></text:p>
      <text:p text:style-name="P2"><text:span text:style-name="T5">A livello 0-OFF nessuna assistenza <text:s/>ad eccezione del display XH18 e VLCD5.</text:span></text:p>
      <text:p text:style-name="P14"><text:soft-page-break/><text:span text:style-name="T5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span></text:p>
      <text:p text:style-name="P15">Usare marce basse, marce alte procurano uno stress alla trasmissione.</text:p>
      <text:p text:style-name="P2"><text:span text:style-name="T5">E’ disponibile un tempo antirimbalzo sul pulsante di attivazione del walk assist, utile su terreni accidentati quando un rimbalzo può causare il rilascio non voluto del pulsante.</text:span></text:p>
      <text:p text:style-name="P2"><text:span text:style-name="T5">Da abilitare e configurare, consultare la guida alla configurazione dei parametri.</text:span></text:p>
      <text:p text:style-name="P14"><text:span text:style-name="T8">Scelta modalità strada</text:span></text:p>
      <text:p text:style-name="P14"><text:span text:style-name="T5">Modalità strada, si abilita/disabilita a livello 1, impostando E02 - STREET MODE, tasto luci 2 volte fino a E02 lampeggiante.</text:span></text:p>
      <text:p text:style-name="P2"><text:span text:style-name="T5">E’ una funzione che può essere configurata come una modalità di guida legale, è possibile limitare la velocità e la potenza del motore. L'acceleratore, il modo cruise <text:s/>e il walk assist sono disabilitati. </text:span></text:p>
      <text:p text:style-name="P2"><text:span text:style-name="T5">Per queste impostazioni, consultare la guida alla configurazione dei parametri.</text:span></text:p>
      <text:p text:style-name="P2"><text:span text:style-name="T5">Informarsi sulle restrizioni legislative riguardo i limiti di velocità e di potenza del motore.</text:span></text:p>
      <text:p text:style-name="P14"><text:span text:style-name="T5">Modalità fuori strada, si attiva con modalità strada disabilitata.</text:span></text:p>
      <text:p text:style-name="P2"><text:span text:style-name="T5">Da usare al di fuori delle strade pubbliche, è possibile impostare limiti di velocità e di potenza diversi da quelli in modalità strada.</text:span></text:p>
      <text:p text:style-name="P14"><text:span text:style-name="T8">Scelta startup boost</text:span></text:p>
      <text:p text:style-name="P14"><text:span text:style-name="T5">La funzione BOOST, se abilitata, aumenta l’assistenza in partenza e a bassa cadenza in modalità “Power assist”.</text:span></text:p>
      <text:p text:style-name="P2"><text:span text:style-name="T5">Si abilita/disabilita a livello 1, impostando E03 – STARTUP BOOST, tasto luci 2 + 2 volte fino a E03 lampeggiante.</text:span></text:p>
      <text:p text:style-name="P14"><text:span text:style-name="T8">Scelta torque sensor advanced</text:span></text:p>
      <text:p text:style-name="P15">La funzione “Torque sensor advanced”, se abilitata, ottimizza la gamma di utilizzo del sensore di coppia.</text:p>
      <text:p text:style-name="P2"><text:span text:style-name="T5">Necessaria una calibrazione, consultare la guida alla configurazione parametri.</text:span></text:p>
      <text:p text:style-name="P2"><text:span text:style-name="T5">Si abilita/disabilita a livello 1, impostando E04 – TORQUE SENSOR ADV, tasto luci 2 + 2 + 2 volte fino a E04 lampeggiante.</text:span></text:p>
      <text:p text:style-name="P18">Calibrazione dei valori ADC del sensore di coppia.</text:p>
      <text:p text:style-name="P9"><text:span text:style-name="T5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span></text:p>
      <text:p text:style-name="P14"><text:span text:style-name="T5">Il valore ADC del sensore di coppia senza nessuna spinta sui pedali in “Pedal torque ADC offset”.</text:span></text:p>
      <text:h text:style-name="P13" text:outline-level="1"><text:span text:style-name="T13">Il valore ADC del sensore di coppia con la massima spinta applicata al pedale (ciclista in piedi, sul pedale destro in posizione orizzontale) in</text:span><text:span text:style-name="T5"> “Pedal torque ADC max”. Per terminare l’operazione prima della fine del tempo cambiare livello, oppure proseguire per la successiva calibrazione.</text:span></text:h>
      <text:p text:style-name="P14"><text:span text:style-name="T10">Calibrazione del fattore di conversione ADC del sensore di coppia.</text:span></text:p>
      <text:p text:style-name="P9"><text:span text:style-name="T5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span></text:p>
      <text:p text:style-name="P5">Lo scopo di questa calibrazione è quello di ottenere un corretto calcolo della potenza umana (fino a 40 kg).</text:p>
      <text:p text:style-name="P15">Preparare un peso tra 20 e 25 kg max, che possa essere appeso al pedale in posizione orizzontale.</text:p>
      <text:p text:style-name="P2"><text:span text:style-name="T5">Entro i 25 secondi, appendere il peso al pedale e con il valore visualizzato a display, attivare walk assist.</text:span></text:p>
      <text:p text:style-name="P5">A display viene visualizzato un altro numero che incrementa gradualmente, rilasciare walk assist quando il valore visualizzato corrisponde al peso sul pedale.</text:p>
      <text:p text:style-name="P2"><text:span text:style-name="T5">Dopo il rilascio di walk assist, a display c’è il nuovo valore calcolato del fattore di conversione ADC.</text:span></text:p>
      <text:p text:style-name="P2"><text:span text:style-name="T5">Prendere nota di questo valore per aggiornare il parametro “Pedal torque ADC step” nel configuratore.</text:span></text:p>
      <text:p text:style-name="P2"><text:span text:style-name="T5">Attendere la fine di E04 lampeggiante, oppure cambiare livello per terminare la procedura.</text:span></text:p>
      <text:p text:style-name="P5">Questo parametro è utilizzato solo in modalità “Power assist”.</text:p>
      <text:p text:style-name="P2"><text:soft-page-break/><text:span text:style-name="T5">Attenzione, il valore calcolato può essere molto diverso da quello di default, tanto da richiedere una modifica dei valori di assistenza a tutti i livelli di “Power assist” .</text:span></text:p>
      <text:p text:style-name="P10">Questa calibrazione non è indispensabile, è consigliata solo se si desidera un calcolo preciso della potenza umana ed eventualmente visualizzarla a display.</text:p>
      <text:p text:style-name="P14"><text:span text:style-name="T8">Scelta configurazione luci</text:span></text:p>
      <text:p text:style-name="P14"><text:span text:style-name="T5">Sono disponibili 3 modalità oltre quella di default, scegliere quella preferita.</text:span></text:p>
      <text:p text:style-name="P9"><text:span text:style-name="T5">Default <text:s/>Con comando luci ON, accese</text:span></text:p>
      <text:p text:style-name="P2"><text:span text:style-name="T5">E02<text:tab/> <text:s text:c="3"/>Con comando luci ON, lampeggianti, si alterna con la modalità di default</text:span></text:p>
      <text:p text:style-name="P2"><text:span text:style-name="T5">E03<text:tab/> <text:s text:c="3"/>Con comando luci ON, accese e lampeggio veloce in frenata anche con comando luci OFF</text:span></text:p>
      <text:p text:style-name="P2"><text:span text:style-name="T5">E04<text:tab/> <text:s text:c="3"/>Con comando luci ON, lampeggianti e accese in frenata anche con comando luci OFF</text:span></text:p>
      <text:p text:style-name="P15">Le modalità in frenata, sono disponibili solo con sensori dei freni installati.</text:p>
      <text:p text:style-name="P2"><text:span text:style-name="T5">Per altre modalità consultare la guida alla configurazione dei parametri.</text:span></text:p>
      <text:p text:style-name="P9"><text:span text:style-name="T5">La configurazione delle luci si imposta a livello 4, come indicato nella tabella precedente, premendo il tasto luci 2 volte (on/off) per ogni posizione. Per l’utilizzo, le luci devono essere abilitate anche nel configuratore.</text:span></text:p>
      <text:p text:style-name="P10">Le posizioni E03 e E04, possono essere utilizzate per funzioni alternative, vedere la guida al configuratore.</text:p>
      <text:p text:style-name="P10">E03 - Per abilitare/disabilitare l’assistenza in partenza senza la rotazione del pedali</text:p>
      <text:p text:style-name="P9"><text:span text:style-name="T5">E04 - Per abilitare l’assistenza anche in presenza di un errore, esempio un guasto a un sensore.</text:span></text:p>
      <text:p text:style-name="P14"><text:span text:style-name="T8">Impostazioni del display originale.</text:span></text:p>
      <text:p text:style-name="P14"><text:span text:style-name="T5">Note sulle impostazioni nel menu delle funzioni nascoste dei display.</text:span></text:p>
      <text:p text:style-name="P5">Consultare il manuale del modello installato.</text:p>
      <text:p text:style-name="P9"><text:span text:style-name="T5">- 6 km/h, se presente impostare a 1-ON per usare la modalità walk assist. Abilitare anche nel configuratore.</text:span></text:p>
      <text:p text:style-name="P22"><text:span text:style-name="T5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span></text:p>
      <text:p text:style-name="P22"><text:span text:style-name="T5">- speed units, unità di misura di velocità e contachilometri. Impostare quelle preferite km/h-km o mph-miglia. Impostare le stesse unità di misura anche nel configuratore.</text:span></text:p>
      <text:p text:style-name="P22"><text:span text:style-name="T5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span></text:p>
      <text:p text:style-name="P23"><text:span text:style-name="T5">Rimane comunque sempre attivo il limite di velocità in modalità STREET.</text:span></text:p>
      <text:p text:style-name="P24"><text:span text:style-name="T5">Attenzione, quando il limite di velocità a display è inferiore a quello in modalità STREET, quello a display ha la priorità. Esempio:</text:span></text:p>
      <text:p text:style-name="P25"><text:span text:style-name="T5">- limite a display 30 km/h, limite STREET 25 km/h, limite utilizzato 25 km/h<text:tab/></text:span></text:p>
      <text:p text:style-name="P26">- limite a display 20 km/h, limite STREET 25 km/h, limite utilizzato 20 km/h</text:p>
      <text:p text:style-name="P4">CODICI ERRORE</text:p>
      <text:p text:style-name="P14"><text:span text:style-name="T5">Gli errori e i relativi codici elencati nei manuali originali dei display, non sono più validi.</text:span></text:p>
      <text:p text:style-name="P9"><text:span text:style-name="T5">Attenzione, la presenza di un errore disabilita l’assistenza in tutte le modalità.</text:span></text:p>
      <text:p text:style-name="P2"><text:span text:style-name="T5">E’ comunque possibile forzare l’assistenza anche con un errore se questo è causato da un problema a un <text:s/>sensore. Di coppia, di cadenza o di velocità.</text:span></text:p>
      <text:p text:style-name="P2"><text:span text:style-name="T5">Si dovrà scegliere la modalità di assistenza che non prevede l’utilizzo del sensore guasto.</text:span></text:p>
      <text:p text:style-name="P9"><text:span text:style-name="T5">Nel configuratore “Lights mode 3” deve essere impostato a 10 – “Assistance with sensors error”.</text:span></text:p>
      <text:p text:style-name="P9"><text:span text:style-name="T5">Abilitare a livello 4-TURBO, E04 - ASSIST WITH SENSORS ERROR, premendo il tasto luci 2 + 2 + 2 volte fino a E04 lampeggiante. Attenzione, questa funzione non è impostabile nel configuratore, all’accensione è sempre disabilitata, è comunque possibile salvare l’impostazione in eeprom sul display.</text:span></text:p>
      <text:p text:style-name="P10">Usare solo in caso di necessità, con questa funzione abilitata ci sono delle limitazioni nell’assistenza.</text:p>
      <text:p text:style-name="P10"/>
      <text:p text:style-name="P9"><text:span text:style-name="T5">Codici e descrizione degli errori:</text:span></text:p>
      <text:p text:style-name="P14"><text:span text:style-name="T5">E01 - ERROR_OVERVOLTAGE (E06 lampeggiante per XH18)</text:span></text:p>
      <text:p text:style-name="P15">Tensione della batteria superiore al valore massimo previsto.</text:p>
      <text:p text:style-name="P5">Probabile errore nell’impostazione dei parametri della batteria.</text:p>
      <text:p text:style-name="P15"><text:soft-page-break/>E02 - ERROR_TORQUE_SENSOR</text:p>
      <text:p text:style-name="P14"><text:span text:style-name="T5">Potrebbe essersi verificato un problema meccanico con il sensore di coppia oppure la calibrazione all’avvio non è stata eseguita correttamente.</text:span></text:p>
      <text:p text:style-name="P2"><text:span text:style-name="T5">Probabilmente è stata applicata una spinta sui pedali durante l’accensione.</text:span></text:p>
      <text:p text:style-name="P2"><text:span text:style-name="T5">Spegnere e riaccendere in modo che il sistema possa ricalibrarsi, senza forzare sui pedali.</text:span></text:p>
      <text:p text:style-name="P2"><text:span text:style-name="T5">Se è abilitata la funzione “Torque sensor advanced”, controllare a display se il valore di “Pedal torque ADC offset” con pedali liberi <text:s/>e di “Pedal torque ADC max” con massimo sforzo, corrispondono a quelli inseriti nel configuratore.</text:span></text:p>
      <text:p text:style-name="P14"><text:span text:style-name="T5">E03 - ERROR_CADENCE_SENSOR</text:span></text:p>
      <text:p text:style-name="P15">Durante la pedalata non vengono generati impulsi dal sensore di cadenza, probabilmente guasto.</text:p>
      <text:p text:style-name="P15">E04 - ERROR_MOTOR_BLOCKED</text:p>
      <text:p text:style-name="P15">Motore o ruota bloccata, assorbimento di corrente eccessivo senza la rotazione del motore.</text:p>
      <text:p text:style-name="P5">Assicurarsi che non ci sia un problema meccanico.</text:p>
      <text:p text:style-name="P2"><text:span text:style-name="T5">Dopo 6 secondi l’errore scompare e si può riutilizzare la bici.</text:span></text:p>
      <text:p text:style-name="P5">Se l’errore si ripete, controllare i parametri “Error motor blocked” nel configuratore.</text:p>
      <text:p text:style-name="P15">E06 - ERROR_OVERTEMPERATURE</text:p>
      <text:p text:style-name="P14"><text:span text:style-name="T5">Se nel configuratore è abilitato il parametro “Temperature error with min limit”, segnala che la temperatura del motore ha superato il valore minimo impostato.</text:span></text:p>
      <text:p text:style-name="P5">Il motore sta funzionando con potenza limitata.</text:p>
      <text:p text:style-name="P2"><text:span text:style-name="T5">La potenza diminuisce gradualmente fino al limite massimo di temperatura, poi il motore si ferma.</text:span></text:p>
      <text:p text:style-name="P2"><text:span text:style-name="T5">Se invece il parametro <text:s/>è disabilitato, il codice errore segnala il superamento del limite di temperatura massimo, il motore si è fermato dopo la limitazione di potenza.</text:span></text:p>
      <text:p text:style-name="P5">Solo con sensore di temperatura installato.</text:p>
      <text:p text:style-name="P14"><text:span text:style-name="T9">E08 - ERROR_SPEED_SENSOR</text:span></text:p>
      <text:p text:style-name="P14"><text:span text:style-name="T5">Sensore di velocità guasto o magnete troppo distante.</text:span></text:p>
      <text:p text:style-name="P15">E09 - ERROR_WRITE_EEPROM (E08 lampeggiante per XH18)</text:p>
      <text:p text:style-name="P14"><text:span text:style-name="T5">Errore durante la scrittura in eeprom. Spegnere e riaccendere per riprovare.</text:span></text:p>
      <text:p text:style-name="P2"><text:span text:style-name="T5">La scrittura in eeprom avviene solo alla prima accensione dopo avere caricato il programma, oppure manualmente tramite la funzione a displa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5"><draw:text-box fo:min-height="0.058cm" fo:min-width="0cm"><text:p text:style-name="Footer"><text:span text:style-name="Page_20_Number"><text:span text:style-name="MT1"><text:page-number text:select-page="current">6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1:28:00</meta:creation-date>
    <dc:creator>Marco Brusadelli</dc:creator>
    <dc:date>2021-02-06T09:38:00</dc:date>
    <meta:print-date>2021-01-08T20:14:00</meta:print-date>
    <meta:editing-cycles>305</meta:editing-cycles>
    <meta:editing-duration>P3DT19H59M</meta:editing-duration>
    <meta:document-statistic meta:table-count="0" meta:image-count="0" meta:object-count="0" meta:page-count="6" meta:paragraph-count="203" meta:word-count="3144" meta:character-count="20237" meta:non-whitespace-character-count="17091"/>
    <meta:generator>LibreOffice/7.0.4.2$Windows_X86_64 LibreOffice_project/dcf040e67528d9187c66b2379df5ea4407429775</meta:generator>
  </office:meta>
</office:document-meta>
</file>